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23b017" officeooo:paragraph-rsid="000791f3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normal" officeooo:rsid="0023b017" officeooo:paragraph-rsid="000791f3" style:font-size-asian="15.75pt" style:font-weight-asian="normal" style:font-size-complex="18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officeooo:rsid="001ad270" officeooo:paragraph-rsid="000791f3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91f3" officeooo:paragraph-rsid="000791f3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91f3" officeooo:paragraph-rsid="000f5758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officeooo:paragraph-rsid="000b9ed8"/>
    </style:style>
    <style:style style:name="T1" style:family="text">
      <style:text-properties officeooo:rsid="000791f3"/>
    </style:style>
    <style:style style:name="T2" style:family="text">
      <style:text-properties officeooo:rsid="00095775"/>
    </style:style>
    <style:style style:name="T3" style:family="text">
      <style:text-properties officeooo:rsid="0009e258"/>
    </style:style>
    <style:style style:name="T4" style:family="text">
      <style:text-properties officeooo:rsid="000ad7d8"/>
    </style:style>
    <style:style style:name="T5" style:family="text">
      <style:text-properties officeooo:rsid="000b9066"/>
    </style:style>
    <style:style style:name="T6" style:family="text">
      <style:text-properties officeooo:rsid="000b9ed8"/>
    </style:style>
    <style:style style:name="T7" style:family="text">
      <style:text-properties officeooo:rsid="000cff00"/>
    </style:style>
    <style:style style:name="T8" style:family="text">
      <style:text-properties officeooo:rsid="000ec536"/>
    </style:style>
    <style:style style:name="T9" style:family="text">
      <style:text-properties fo:font-size="12pt" fo:font-weight="normal" officeooo:rsid="000b9ed8" style:font-size-asian="12pt" style:font-weight-asian="normal" style:font-size-complex="12pt" style:font-weight-complex="normal"/>
    </style:style>
    <style:style style:name="T10" style:family="text">
      <style:text-properties fo:font-size="12pt" fo:font-weight="normal" officeooo:rsid="0012519b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0158037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165d2e" style:font-size-asian="12pt" style:font-weight-asian="normal" style:font-size-complex="12pt" style:font-weight-complex="normal"/>
    </style:style>
    <style:style style:name="T13" style:family="text">
      <style:text-properties fo:font-size="12pt" fo:font-weight="normal" officeooo:rsid="00175abf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getto <text:span text:style-name="T1">Pianificazione e Valutazione della Sicurezza Informatica con Elementi di Informatica Forense</text:span>: <text:span text:style-name="T1">ScreenStealer</text:span></text:p>
      <text:p text:style-name="P1">Jacopo Castellini</text:p>
      <text:p text:style-name="P1">A. A. 201<text:span text:style-name="T1">5</text:span>/1<text:span text:style-name="T1">6</text:span></text:p>
      <text:p text:style-name="P2"/>
      <text:p text:style-name="P4">Scopo di questo progetto era quello di creare un’applicazione per smartphone Android che restasse nascosta sul telefono e che, ad una specifica richiesta da parte di un server, inviasse uno screenshot del dispositivo.</text:p>
      <text:p text:style-name="P4"/>
      <text:p text:style-name="P5">Per quanto riguarda il lato server abbiamo scelto di sviluppare il programma in linguaggio Java, per mantenere la massima compatibilità possibile con gli stream e le strutture dati usate dal socket sul dispositivo Android. Il server è composto da una sola classe, ScreenStealerServer.java, che crea un oggetto di tipo ServerSocket e si mette in ascolto<text:span text:style-name="T6"> </text:span>di eventuali connessioni entranti sulla porta 7654 <text:span text:style-name="T6">grazie al metodo accept() contenuto in un ciclo while(true)</text:span>. Se una connessione arriva (un telefono sta cercando di connettersi al server), viene creato un oggetto di tipo Socket che identifica la connessione e viene <text:span text:style-name="T2">quindi </text:span>avviato un nuovo Thread <text:span text:style-name="T3">per gestirla</text:span>. Questo <text:span text:style-name="T3">t</text:span>hread, dopo la creazione degli opportuni stream di input e output <text:span text:style-name="T4">con</text:span> il Socket <text:span text:style-name="T6">(incapsulati in un DataInputStream per riceve i dati e un PrintWriter per scriverli)</text:span>, riceve dal telefono il suo seriale <text:span text:style-name="T6">con la chiamata DataInputStream.readUTF()</text:span>, crea una cartella nuova per salvarvi gli eventuali screenshot ricevuti <text:span text:style-name="T6">con il metodo File.mkdirs(path) </text:span>e poi entra in un ciclo in cui aspetta l’input dell’utente per decidere cosa fare. L’utente può scegliere di chiudere la connessione <text:span text:style-name="T7">(inserendo 0, che corrisponde alla stringa “STOP”) </text:span>con il telefono o richiedere uno screenshot <text:span text:style-name="T7">(inserendo 1, che invece corrisponde alla stringa “GO”)</text:span>. Nel secondo caso il server invia <text:span text:style-name="T7">l</text:span>a stringa al client sul telefono <text:span text:style-name="T8">tramite il metodo PrintWriter.write(“GO”)</text:span>, che catturerà la schermata e la manderà al server tramite un array di byte. Ricevuta la <text:span text:style-name="T8">lunghezza della sequenza (metodo DataInputStream.readInt()) e poi la sequenza stessa (metodo DataInputStream.readFully())</text:span>, il server la salverà <text:span text:style-name="T5">tramite un apposito stream (precisamente un FileOutputStream) </text:span>su di un nuovo un file PNG <text:span text:style-name="T5">n</text:span>ella cartella precedentemente creata, quindi si rimetterà in attesa dell’input dell’utente <text:span text:style-name="T8">(tutta la procedura sopra descritta è inserita in un while(true) che esegue anche dei controlli sulla persistenza della connessione).</text:span></text:p>
      <text:p text:style-name="P4"/>
      <text:p text:style-name="P6"><text:span text:style-name="T9">Per quanto riguarda il client invece, </text:span><text:span text:style-name="T10">l’activity principa</text:span><text:span text:style-name="T11">l</text:span><text:span text:style-name="T10">e (MainActivity.java) non fa altro che eseguire le restanti componenti, quindi richiedere i privilegi di root all’utente (questi ultimi necessari per poter fare uno screenshot) prima di cancellarsi dal menù del launcher e chiudersi. La classe ConnectionStatusBR.java implementa un BroadcastReceiver che controlla tramite il metodo onReceive() quando avviene un cambiamento nello stato della connettività del telefono (vanno abilitati i permessi ACCESS_NETWORK_STATE nel file AndroidManifest.xml). Se la connessione è disponibile viene avviato il Service ScreenStealerService.java, se la connessione viene chiusa questo viene fermato. Il Service non fa altro che avviare o chiudere un Thread per la comunicazione col server (rispettivamente nei metodi onStartCommand() e onDestroy()). La classe ClientThread.java implementa la comunicazione col server vera e propria. Questo si connette con un Socket all’indirizzo del server sulla porta 7654 </text:span><text:span text:style-name="T11">e crea gli opportuni stream per la comunicazione (incapsulati in un DataOutputStream per l’invio dei dati e in un BufferedReader per la lettura)</text:span><text:span text:style-name="T10">, quindi gli invia il seriale del telefono (contenuto nella variabile </text:span><text:span text:style-name="T11">android.os.Build.SERIAL) col metodo DataOutputStream.writeUTF(serial), poi esegue un while(true) in cui aspetta un comando dal server. Se il comando è “STOP” il client chiude le connessioni e termina il thread, mentre se invece il client riceve “GO” </text:span><text:span text:style-name="T12">viene chiamata la funzione takeScreenshot(). Questa esegue tramite il terminale il programma di sistema screencap, che effettua uno screenshot e lo salva in un immagine </text:span><text:soft-page-break/><text:span text:style-name="T12">PNG, poi carica l’immagine in un array di byte e lo ritorna al client. Questo infine non fa altro che inviare la lunghezza dell’array (metodo DataOutputStream.writeInt(length)) e poi l’array stesso (metodo DataOutputStream.write(byte_array)) e cancellare l’immagine PNG dalla memoria del telefono, </text:span><text:span text:style-name="T13">prima di rimettersi in ascolto di nuove richieste dal serv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4T18:57:38.550000000</meta:creation-date>
    <dc:date>2016-06-04T20:49:28.277000000</dc:date>
    <meta:editing-duration>PT36M20S</meta:editing-duration>
    <meta:editing-cycles>14</meta:editing-cycles>
    <meta:generator>LibreOffice/5.1.3.2$Windows_X86_64 LibreOffice_project/644e4637d1d8544fd9f56425bd6cec110e49301b</meta:generator>
    <meta:document-statistic meta:table-count="0" meta:image-count="0" meta:object-count="0" meta:page-count="2" meta:paragraph-count="6" meta:word-count="620" meta:character-count="4317" meta:non-whitespace-character-count="3703"/>
  </office:meta>
</office:document-meta>
</file>